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NewRomanPSMT" svg:font-family="TimesNewRomanPSMT" style:font-family-generic="roman"/>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5pt solid #000000"/>
    </style:style>
    <style:style style:name="P1" style:family="paragraph" style:parent-style-name="Standard">
      <style:text-properties officeooo:rsid="001bbcdb" officeooo:paragraph-rsid="001bbcdb"/>
    </style:style>
    <style:style style:name="P2" style:family="paragraph" style:parent-style-name="Standard">
      <style:paragraph-properties fo:margin-left="1.251cm" fo:margin-right="0cm" fo:text-indent="0cm" style:auto-text-indent="false"/>
      <style:text-properties officeooo:rsid="001bbcdb" officeooo:paragraph-rsid="001bbcdb"/>
    </style:style>
    <style:style style:name="P3" style:family="paragraph" style:parent-style-name="Standard">
      <style:paragraph-properties fo:margin-left="0cm" fo:margin-right="0cm" fo:text-indent="0cm" style:auto-text-indent="false"/>
      <style:text-properties officeooo:rsid="001bbcdb" officeooo:paragraph-rsid="001bbcdb"/>
    </style:style>
    <style:style style:name="P4" style:family="paragraph" style:parent-style-name="Standard">
      <style:paragraph-properties fo:margin-left="0cm" fo:margin-right="0cm" fo:text-align="justify" style:justify-single-word="false" fo:text-indent="0cm" style:auto-text-indent="false"/>
      <style:text-properties officeooo:rsid="001bbcdb" officeooo:paragraph-rsid="001bbcdb"/>
    </style:style>
    <style:style style:name="P5" style:family="paragraph" style:parent-style-name="Standard">
      <style:paragraph-properties fo:text-align="justify" style:justify-single-word="false"/>
      <style:text-properties officeooo:rsid="001bbcdb" officeooo:paragraph-rsid="001bbcdb"/>
    </style:style>
    <style:style style:name="P6" style:family="paragraph" style:parent-style-name="Standard">
      <style:text-properties fo:font-weight="bold" officeooo:rsid="001bbcdb" officeooo:paragraph-rsid="001bbcdb" style:font-weight-asian="bold" style:font-weight-complex="bold"/>
    </style:style>
    <style:style style:name="P7" style:family="paragraph" style:parent-style-name="Standard">
      <style:paragraph-properties fo:text-align="justify" style:justify-single-word="false"/>
      <style:text-properties fo:font-size="12pt" officeooo:paragraph-rsid="001bbcdb" style:font-size-asian="12pt" style:font-name-complex="TimesNewRomanPSMT" style:font-size-complex="12pt"/>
    </style:style>
    <style:style style:name="P8" style:family="paragraph" style:parent-style-name="Standard">
      <style:paragraph-properties fo:text-align="justify" style:justify-single-word="false" fo:break-before="page"/>
      <style:text-properties fo:font-size="12pt" officeooo:paragraph-rsid="001bbcdb" style:font-size-asian="12pt" style:font-name-complex="TimesNewRomanPSMT" style:font-size-complex="12pt"/>
    </style:style>
    <style:style style:name="P9" style:family="paragraph" style:parent-style-name="Table_20_Contents">
      <style:text-properties officeooo:rsid="001bbcdb"/>
    </style:style>
    <style:style style:name="P10" style:family="paragraph" style:parent-style-name="Table_20_Contents">
      <style:text-properties officeooo:rsid="001bbcdb" officeooo:paragraph-rsid="001bbcdb"/>
    </style:style>
    <style:style style:name="T1" style:family="text">
      <style:text-properties officeooo:rsid="001bbcdb"/>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bbcdb" style:font-style-asian="normal" style:font-style-complex="normal"/>
    </style:style>
    <style:style style:name="T5" style:family="text">
      <style:text-properties fo:font-style="normal" officeooo:rsid="001c45f9"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bold" style:font-weight-asian="bold" style:font-weight-complex="bold"/>
    </style:style>
    <style:style style:name="T8" style:family="text">
      <style:text-properties fo:font-weight="bold" officeooo:rsid="001bbcdb"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bbcdb"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I. La thèse cartésienne de l’animal-machine</text:p>
      <text:p text:style-name="P1"/>
      <text:p text:style-name="P5">René Descartes (1596-1650) procède à une rupture radicale avec la scolastique du point de vue de la relation entre l’homme et l’animal. Il va essayer de clarifier la question de l’intelligence humaine, et sa comparaison possible avec l’intelligence animale.</text:p>
      <text:p text:style-name="P1"/>
      <text:p text:style-name="P1">On considère parfois que certains animaux sont intelligents :</text:p>
      <text:p text:style-name="P4"><text:tab/>- les abeilles sont intelligentes parce qu’elles construisent des ruches très complexes</text:p>
      <text:p text:style-name="P2">- les fourmis sont intelligentes parce qu’elles construisent des sociétés organisées…</text:p>
      <text:p text:style-name="P3">Mais s’agit-il vraiment d’intelligence ? Qu’appelle-t-on intelligence dans ce cas ?</text:p>
      <table:table table:name="Tableau1" table:style-name="Tableau1">
        <table:table-column table:style-name="Tableau1.A"/>
        <table:table-row>
          <table:table-cell table:style-name="Tableau1.A1" office:value-type="string">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3"/>
      <text:p text:style-name="P4">Si agir de façon intelligente c’est agir efficacement, dites s’il faudrait considérer les êtres suivants comme des êtres « intelligents » :</text:p>
      <table:table table:name="Tableau2" table:style-name="Tableau2">
        <table:table-column table:style-name="Tableau2.A" table:number-columns-repeated="2"/>
        <table:table-row>
          <table:table-cell table:style-name="Tableau2.A1" office:value-type="string">
            <text:p text:style-name="P10">Une fourmi</text:p>
          </table:table-cell>
          <table:table-cell table:style-name="Tableau2.A1" office:value-type="string">
            <text:p text:style-name="P10">Un ingénieur</text:p>
          </table:table-cell>
        </table:table-row>
        <table:table-row>
          <table:table-cell table:style-name="Tableau2.A1" office:value-type="string">
            <text:p text:style-name="P10">Un grille-pain</text:p>
          </table:table-cell>
          <table:table-cell table:style-name="Tableau2.A1" office:value-type="string">
            <text:p text:style-name="P10">Un homme paralysé</text:p>
          </table:table-cell>
        </table:table-row>
        <table:table-row>
          <table:table-cell table:style-name="Tableau2.A1" office:value-type="string">
            <text:p text:style-name="P10">Une tornade</text:p>
          </table:table-cell>
          <table:table-cell table:style-name="Tableau2.A1" office:value-type="string">
            <text:p text:style-name="P10">Un robot</text:p>
          </table:table-cell>
        </table:table-row>
      </table:table>
      <text:p text:style-name="P3"/>
      <text:p text:style-name="P4">L’intelligence me permet certes de <text:span text:style-name="T2">produire</text:span> des actions réussies, mais elle ne s’identifie pas à une réussite pratique. Est-ce vraiment <text:span text:style-name="T2">grâce à son intelligence</text:span><text:span text:style-name="T3"> que l’abeille construit sa ruche ? Quelle est la différence entre la façon dont un ingénieur produit son objet, et la façon dont l’abeille construit sa ruche ?</text:span></text:p>
      <table:table table:name="Tableau3" table:style-name="Tableau3">
        <table:table-column table:style-name="Tableau3.A"/>
        <table:table-row>
          <table:table-cell table:style-name="Tableau3.A1" office:value-type="string">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3"><text:span text:style-name="T3"/></text:p>
      <text:p text:style-name="P3"><text:span text:style-name="T3">Par conséquent, sur quoi repose véritablement l’intelligence ?</text:span></text:p>
      <table:table table:name="Tableau4" table:style-name="Tableau4">
        <table:table-column table:style-name="Tableau4.A"/>
        <table:table-row>
          <table:table-cell table:style-name="Tableau4.A1" office:value-type="string">
            <text:p text:style-name="Table_20_Contents"/>
            <text:p text:style-name="P9"/>
            <text:p text:style-name="P9"/>
            <text:p text:style-name="Table_20_Contents"/>
            <text:p text:style-name="Table_20_Contents"/>
            <text:p text:style-name="Table_20_Contents"/>
          </table:table-cell>
        </table:table-row>
      </table:table>
      <text:p text:style-name="P3"><text:span text:style-name="T3"/></text:p>
      <text:p text:style-name="P4"><text:span text:style-name="T3">Par quel genre de signes peut-on s’assurer qu’autrui </text:span><text:span text:style-name="T2">comprend</text:span><text:span text:style-name="T3"> la situation dans laquelle il se trouve et peut s’y adapter ?</text:span></text:p>
      <table:table table:name="Tableau5" table:style-name="Tableau5">
        <table:table-column table:style-name="Tableau5.A"/>
        <table:table-row>
          <table:table-cell table:style-name="Tableau5.A1" office:value-type="string">
            <text:p text:style-name="Table_20_Contents"/>
            <text:p text:style-name="Table_20_Contents"/>
            <text:p text:style-name="Table_20_Contents"/>
            <text:p text:style-name="Table_20_Contents"/>
          </table:table-cell>
        </table:table-row>
      </table:table>
      <text:p text:style-name="P4"><text:soft-page-break/><text:span text:style-name="T3">Pourtant, ne peut-on pas dire que les pies et les perroquets parlent ? Cette « parole » ne manifeste-t-elle pas leur intelligence ?</text:span></text:p>
      <table:table table:name="Tableau6" table:style-name="Tableau6">
        <table:table-column table:style-name="Tableau6.A"/>
        <table:table-row>
          <table:table-cell table:style-name="Tableau6.A1" office:value-type="string">
            <text:p text:style-name="Table_20_Contents"/>
            <text:p text:style-name="Table_20_Contents"/>
            <text:p text:style-name="Table_20_Contents"/>
            <text:p text:style-name="Table_20_Contents"/>
            <text:p text:style-name="Table_20_Contents"/>
          </table:table-cell>
        </table:table-row>
      </table:table>
      <text:p text:style-name="P3"><text:span text:style-name="T3"/></text:p>
      <text:p text:style-name="P4"><text:span text:style-name="T3">Lisons le texte de Descartes, </text:span><text:span text:style-name="T5">et répondons aux questions.</text:span></text:p>
      <table:table table:name="Tableau7" table:style-name="Tableau7">
        <table:table-column table:style-name="Tableau7.A"/>
        <table:table-row>
          <table:table-cell table:style-name="Tableau7.A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3"><text:span text:style-name="T3"/></text:p>
      <text:p text:style-name="P7"><text:span text:style-name="T8">Conclusion :</text:span><text:span text:style-name="T1"> Pour comparer l’homme et l’animal, </text:span>Descartes fait un détour par le concept de <text:span text:style-name="T7">machine</text:span>. Le passage par ce concept a le grand avantage de désamorcer nos réflexes <text:span text:style-name="T7">anthropomorphiques</text:span><text:span text:style-name="T9">, </text:span><text:span text:style-name="T10">c’est-à-dire</text:span> <text:span text:style-name="T1">notre </text:span>tendance à projeter sur eux <text:span text:style-name="T1">des caractéristiques humaines</text:span> : de<text:span text:style-name="T1">s</text:span> sentiments, de<text:span text:style-name="T1">s</text:span> pensées, d<text:span text:style-name="T1">u</text:span> langage humains... C’est tout cet imaginaire qui nous empêche de les connaître avec objectivité.</text:p>
      <text:p text:style-name="P7"><text:span text:style-name="T3">→ La thèse de Descartes a le mérite d</text:span><text:span text:style-name="T4">e permettre</text:span><text:span text:style-name="T3"> une nouvelle façon de comprendre l'animal. Si le fonctionnement de l'animal peut être expliqué de façon purement </text:span><text:span text:style-name="T2">mécanique</text:span><text:span text:style-name="T3">, ça signifie que nous n'avons plus besoin d’en passer par le concept aristotélicien d’« âme », trop obscur et abstrait pour permettre une explication précise des fonctions du vivant.</text:span></text:p>
      <text:p text:style-name="P7"><text:span text:style-name="T3">Pour Descartes, le seul sens pertinent du mot « âme » est celui de « pensée », et la pensée doit être strictement réservée à l'homme. Toutes les autres « facultés » du vivant (nutrition et sensation) s'explique</text:span><text:span text:style-name="T4">nt</text:span><text:span text:style-name="T3"> </text:span><text:span text:style-name="T6">par les propriétés physiques de la matière</text:span><text:span text:style-name="T3">. Il n'y a donc pas de différence de principe entre la façon dont on explique les mouvements de la matière inanimée et ceux de la matière animée ; </text:span><text:span text:style-name="T4">c’est le début de la biologie modern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NewRomanPSMT" svg:font-family="TimesNewRomanPSMT"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6T21:45:45.988000000</meta:creation-date>
    <dc:date>2023-01-26T22:39:48.531000000</dc:date>
    <meta:editing-duration>PT54M2S</meta:editing-duration>
    <meta:editing-cycles>2</meta:editing-cycles>
    <meta:generator>LibreOffice/7.4.4.2$Windows_X86_64 LibreOffice_project/85569322deea74ec9134968a29af2df5663baa21</meta:generator>
    <meta:document-statistic meta:table-count="7" meta:image-count="0" meta:object-count="0" meta:page-count="2" meta:paragraph-count="21" meta:word-count="433" meta:character-count="2716" meta:non-whitespace-character-count="2303"/>
  </office:meta>
</office:document-meta>
</file>